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  <table:table-cell table:style-name="ce1" office:value-type="string" calcext:value-type="string">
            <text:p>DVM (nc=30)</text:p>
          </table:table-cell>
          <table:table-cell table:style-name="ce1" office:value-type="string" calcext:value-type="string">
            <text:p>DVM (nc=40)</text:p>
          </table:table-cell>
          <table:table-cell table:style-name="ce1" office:value-type="string" calcext:value-type="string">
            <text:p>DVM (nc=5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ted Cavity, Kine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needed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 (n=150)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ussian Collision, Characteristic BC (n=110)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Unsteady Lid Driven, Characteristic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number-rows-repeated="104855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08:17:08.517873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10-30T08:17:34.902207150</dc:date>
    <meta:editing-duration>PT9H7M6S</meta:editing-duration>
    <meta:editing-cycles>33</meta:editing-cycles>
    <meta:generator>LibreOffice/5.3.6.1$Linux_X86_64 LibreOffice_project/30$Build-1</meta:generator>
    <meta:document-statistic meta:table-count="1" meta:cell-count="57" meta:object-count="0"/>
  </office:meta>
</office:document-meta>
</file>